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31_1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, FF 3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Medrail[?] M. Allen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11 April 1872</text:p>
      <text:p text:style-name="P5">Month<text:tab/><text:tab/><text:tab/><text:tab/><text:tab/><text:tab/>April</text:p>
      <text:p text:style-name="P5">Year<text:tab/><text:tab/><text:tab/><text:tab/><text:tab/><text:tab/>1872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ew York <text:tab/><text:tab/><text:tab/><text:tab/>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3"><text:span text:style-name="T1">No. 144 West 12</text:span><text:span text:style-name="T2">th</text:span><text:span text:style-name="T1"> St/</text:span></text:p>
      <text:p text:style-name="P3"><text:span text:style-name="T1">New York, Apl 11(/)72/</text:span></text:p>
      <text:p text:style-name="P2"><text:span text:style-name="T1">Rev. S Morais./</text:span></text:p>
      <text:p text:style-name="P2"><text:span text:style-name="T1"><text:tab/>Do not my dear friend think,/ that because I have not addressed you/ ere this, that I have not felt for you/ in the sad calamity which has lately/ befallen you and yours. <text:s/>I have delayed/ writing to you, for I know not what/ to say. <text:s/>I heard with feelings of pain/ regret and sorrow, of the great bereavement/ which our good Father in Heaven, in His/ Divine Wisdom had deemed fit to afflict/ you with, and to one so good and pious/ as you are, what can man say to assuage/ your grief. <text:s/>Our mutual trust in Him,/ and our firm belief that what He/ does is right must comfort you in/ this your hour of severe trial./</text:span></text:p>
      <text:p text:style-name="P2"><text:span text:style-name="T1">Of the departed one, peace be to her, I/ one of her old friends can testify to [crossed-out: her]/</text:span></text:p>
      <text:p text:style-name="P2"><text:span text:style-name="T1"/></text:p>
      <text:p text:style-name="P2"><text:span text:style-name="T1">[Page 2]</text:span></text:p>
      <text:p text:style-name="P2"><text:span text:style-name="T1">her sterling worth, to her devotion to/ her God and her religion, and as a/ faithful wife, mother, and friend, we/ all know that she was not surpassed./ <text:s/>Although I know that you must be/ bound down with grief over this your/ irreparable loss, I know dear friend,/ that you will be comforted; our God/ will spread his p[?] of peace over/ your aching heart, and for the sake of/ those dear ones left to you, you will/ try to bear up under this sore affliction./ <text:s/>For yourself, daughter and younger children,/ please accept the kindest and heartfelt/ sympathies of my wife, Mrs Spanier/ and family, and that our God may/ cause you to be comforted, is the wish/ and hope of your true friend/</text:span></text:p>
      <text:p text:style-name="P2"><text:span text:style-name="T1"><text:tab/><text:tab/><text:tab/><text:tab/><text:tab/><text:tab/><text:tab/><text:tab/><text:tab/>Medrail[?]. M. All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13T13:17:39</meta:creation-date>
    <dc:date>2009-05-13T13:25:55</dc:date>
    <dc:language>en-US</dc:language>
    <meta:editing-cycles>2</meta:editing-cycles>
    <meta:editing-duration>PT8M1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9" meta:word-count="450" meta:character-count="2788"/>
  </office:meta>
</office:document-meta>
</file>